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7c46" officeooo:paragraph-rsid="00037c46"/>
    </style:style>
    <style:style style:name="T1" style:family="text">
      <style:text-properties officeooo:rsid="00073c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jo gagnant à rép<text:span text:style-name="T1">é</text:span>ter avant les matchs:</text:p>
      <text:p text:style-name="P1"/>
      <text:p text:style-name="P1">404CTF{M4i5_p0urt@n7_mOn_s3rvEur_d3_C_&amp;_c_3t4i7_s1_53cUrisE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4T22:16:14.770000000</meta:creation-date>
    <dc:date>2024-05-05T13:37:55.741804060</dc:date>
    <meta:editing-duration>PT1M1S</meta:editing-duration>
    <meta:editing-cycles>2</meta:editing-cycles>
    <meta:generator>LibreOffice/24.2.3.2$Linux_X86_64 LibreOffice_project/420$Build-2</meta:generator>
    <meta:document-statistic meta:table-count="0" meta:image-count="0" meta:object-count="0" meta:page-count="1" meta:paragraph-count="2" meta:word-count="8" meta:character-count="100" meta:non-whitespace-character-count="94"/>
  </office:meta>
</office:document-meta>
</file>